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Calibri_EmbeddedFont, Calibri_MSFontService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style:line-height-at-least="0.2083in" fo:text-align="start" style:justify-single-word="false" fo:text-indent="0in" style:auto-text-indent="false" fo:padding="0in" fo:border="none"/>
      <style:text-properties fo:font-size="24pt" fo:language="cs" fo:country="CZ" officeooo:paragraph-rsid="001935f5"/>
    </style:style>
    <style:style style:name="P2" style:family="paragraph" style:parent-style-name="Text_20_body">
      <style:paragraph-properties fo:margin-left="0in" fo:margin-right="0in" fo:margin-top="0in" fo:margin-bottom="0.1043in" style:contextual-spacing="false" style:line-height-at-least="0.2083in" fo:text-align="start" style:justify-single-word="false" fo:text-indent="0in" style:auto-text-indent="false" fo:break-before="page" fo:padding="0in" fo:border="none"/>
      <style:text-properties fo:font-size="24pt" fo:language="cs" fo:country="CZ" officeooo:paragraph-rsid="001935f5"/>
    </style:style>
    <style:style style:name="P3" style:family="paragraph" style:parent-style-name="Text_20_body">
      <style:paragraph-properties fo:margin-left="0in" fo:margin-right="0in" fo:margin-top="0in" fo:margin-bottom="0.1043in" style:contextual-spacing="false" style:line-height-at-least="0.2083in" fo:text-align="start" style:justify-single-word="false" fo:text-indent="0in" style:auto-text-indent="false" fo:padding="0in" fo:border="none"/>
      <style:text-properties fo:font-size="12pt" fo:language="cs" fo:country="CZ" officeooo:paragraph-rsid="001935f5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.1043in" style:contextual-spacing="false" style:line-height-at-least="0.2083in" fo:text-align="start" style:justify-single-word="false" fo:text-indent="0in" style:auto-text-indent="false" fo:padding="0in" fo:border="none"/>
      <style:text-properties fo:font-size="12pt" fo:language="cs" fo:country="CZ" officeooo:rsid="001b0eff" officeooo:paragraph-rsid="001b0eff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1043in" style:contextual-spacing="false" style:line-height-at-least="0.2083in" fo:text-align="start" style:justify-single-word="false" fo:text-indent="0in" style:auto-text-indent="false" fo:padding="0in" fo:border="none"/>
      <style:text-properties fo:font-size="12pt" fo:language="cs" fo:country="CZ" officeooo:rsid="001b15ff" officeooo:paragraph-rsid="001b15ff" style:font-size-asian="12pt" style:font-size-complex="12pt"/>
    </style:style>
    <style:style style:name="T1" style:family="text">
      <style:text-properties officeooo:rsid="001935f5"/>
    </style:style>
    <style:style style:name="T2" style:family="text">
      <style:text-properties officeooo:rsid="00195558"/>
    </style:style>
    <style:style style:name="T3" style:family="text">
      <style:text-properties fo:language="cs" fo:country="CZ" officeooo:rsid="00195558"/>
    </style:style>
    <style:style style:name="T4" style:family="text">
      <style:text-properties officeooo:rsid="001958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1">PRVN</text:span><text:span text:style-name="T4">Í </text:span><text:span text:style-name="T1">VERZE</text:span></text:p>
      <text:p text:style-name="P3"/>
      <text:p text:style-name="P3">Vážený <text:span text:style-name="T2">pane / Vážená paní</text:span>,</text:p>
      <text:p text:style-name="P3"/>
      <text:p text:style-name="P3">velmi mě zaujala Vaše nabídka dobrovolnické práce v programu Korespondence s vězni. Váš cíl pomoci odsouzeným v jejich obtížných situacích mě zaujaly a rád bych se zapojil do této činnosti. </text:p>
      <text:p text:style-name="P3">Věřím, že každý si zaslouží možnost navázat kontakt a najít podporu v náročných časech. Moje přesvědčení o pomoci druhým a o úsilí zlepšit svět kolem nás pro všechny, mě motivují ke hledání způsobů, jak aktivně přispívat k lepšímu světu. Individuální dopisování s vězněm ve Vašem programu mi přijde jako úžasná příležitost poskytnout podporu a naději, která pro mě může být klíčová. </text:p>
      <text:p text:style-name="P3">Mám zkušenosti s prací ve společenských projektech a věřím, že mé dovednosti komunikovat a vyjádřit empatii, tak mohou být prospěšné při navazování kontaktu a budování si důvěry s odsouzenými. Zároveň jsem ochoten se učit a zlepšovat své schopnosti, abych mohl být co nejvíce efektivní v této práci. </text:p>
      <text:p text:style-name="P3">Rád bych se dlouhodobě podílel a pravidelně věnoval čas, tedy minimálně 2 hodiny za 14 dní až za měsíc, abych aktivně přispíval k Vašemu programu. Jsem si vědom, že práce s odsouzenými vyžaduje určitou zodpovědnost a profesionální přístup. Věřím, že bych mohl tímto způsobem přispět. </text:p>
      <text:p text:style-name="P3">Děkuji za možnost zapojit se do Vašeho programu a těším se na případné další kroky směrem k dobrovolnické spolupráci. </text:p>
      <text:p text:style-name="P3"/>
      <text:p text:style-name="P3">S pozdravem, </text:p>
      <text:p text:style-name="P3">Dominik Jůza<text:tab/><text:tab/><text:tab/><text:tab/><text:tab/><text:tab/><text:tab/><text:tab/><text:tab/><text:span text:style-name="T2">V Děčíně dne 28.11.2023</text:span></text:p>
      <text:p text:style-name="P5">+420 608 156 674</text:p>
      <text:p text:style-name="P3"/>
      <text:p text:style-name="P4">* chybí výzva k pohovoru (rád bych se zúčastnil pohovoru)</text:p>
      <text:p text:style-name="P2">// <text:span text:style-name="T1">DRUH</text:span><text:span text:style-name="T4">Á</text:span><text:span text:style-name="T1"> VERZE</text:span></text:p>
      <text:p text:style-name="P1"/>
      <text:p text:style-name="P1">Věřím v podporu pro každého v náročných časech a v úsilí zlepšit svět kolem nás. Individuální dopisování s vězněm mi přijde jako klíčová příležitost poskytnout podporu. Mám zkušenosti s prací ve společenských projektech a věřím, že mé dovednosti komunikovat a vyjádřit empatii mohou být prospěšné. </text:p>
      <text:p text:style-name="P1"/>
      <text:p text:style-name="P1">Rád bych se dlouhodobě podílel, věnoval čas minimálně 2 hodiny za 14 dní až za měsíc. Jsem si vědom, že práce s odsouzenými vyžaduje určitou zodpovědnost a profesionální přístup. Věřím, že bych mohl tímto způsobem přispět. </text:p>
      <text:p text:style-name="P1"/>
      <text:p text:style-name="P1">Děkuji za možnost zapojit se do Vašeho programu a těším se na případné další kroky směrem k dobrovolnické spolupráci. </text:p>
      <text:p text:style-name="P1"/>
      <text:p text:style-name="P1">S pozdravem, Dominik Jůz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Calibri_EmbeddedFont, Calibri_MSFontService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8:45:53.966012157</meta:creation-date>
    <dc:date>2023-11-30T12:16:40.247797111</dc:date>
    <meta:editing-duration>PT41M29S</meta:editing-duration>
    <meta:editing-cycles>5</meta:editing-cycles>
    <meta:generator>LibreOffice/7.5.8.2$Linux_X86_64 LibreOffice_project/50$Build-2</meta:generator>
    <meta:document-statistic meta:table-count="0" meta:image-count="0" meta:object-count="0" meta:page-count="2" meta:paragraph-count="16" meta:word-count="339" meta:character-count="2124" meta:non-whitespace-character-count="1783"/>
  </office:meta>
</office:document-meta>
</file>